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StarSymbol" svg:font-family="StarSymbol" style:font-charset="x-symbol"/>
    <style:font-face style:name="Tahoma" svg:font-family="Tahoma" style:font-charset="x-symbol"/>
    <style:font-face style:name="Tahoma2" svg:font-family="Tahoma"/>
    <style:font-face style:name="Times New Roman1" svg:font-family="'Times New Roman'"/>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Narrow1" svg:font-family="'Arial Narrow'" style:font-family-generic="swiss" style:font-pitch="variable"/>
    <style:font-face style:name="Arial Narrow" svg:font-family="'Arial Narrow'" style:font-adornments="Normale" style:font-family-generic="swiss" style:font-pitch="variable"/>
  </office:font-face-decls>
  <office:automatic-styles>
    <style:style style:name="P2" style:family="paragraph" style:parent-style-name="Default_20_Text">
      <style:text-properties style:font-name="Arial Narrow1" fo:font-size="32pt" fo:font-style="normal" style:text-underline-style="dotted" style:text-underline-type="single" style:text-underline-width="auto" style:text-underline-color="font-color" fo:background-color="transparent" style:font-style-asian="normal" style:font-style-complex="normal"/>
    </style:style>
    <style:style style:name="P3" style:family="paragraph" style:parent-style-name="Default_20_Text">
      <style:text-properties style:font-name="Arial Narrow1" fo:font-size="32pt" fo:font-style="normal" fo:background-color="transparent" style:font-style-asian="normal" style:font-style-complex="normal"/>
    </style:style>
    <style:style style:name="P10" style:family="paragraph" style:parent-style-name="Default_20_Text" style:list-style-name="L2">
      <style:text-properties style:font-name="Arial Narrow1" fo:font-size="24pt" fo:font-style="normal" fo:font-weight="normal" fo:background-color="transparent" style:font-size-asian="24pt" style:font-style-asian="normal" style:font-weight-asian="normal" style:font-size-complex="24pt" style:font-style-complex="normal" style:font-weight-complex="normal"/>
    </style:style>
    <style:style style:name="P18" style:family="paragraph" style:parent-style-name="Default_20_Text">
      <style:text-properties fo:font-size="32pt" fo:font-style="normal" fo:background-color="transparent" style:font-style-asian="normal" style:font-style-complex="normal"/>
    </style:style>
    <style:style style:name="P20" style:family="paragraph" style:parent-style-name="Default_20_Text">
      <style:paragraph-properties fo:break-before="page"/>
      <style:text-properties style:font-name="Arial Narrow1" fo:font-size="32pt" fo:font-style="normal" fo:background-color="transparent" style:font-style-asian="normal" style:font-style-complex="normal"/>
    </style:style>
    <style:style style:name="P21" style:family="paragraph" style:parent-style-name="Default_20_Text" style:list-style-name="L2"/>
    <style:style style:name="P23" style:family="paragraph" style:parent-style-name="Default_20_Text" style:list-style-name="L2">
      <style:text-properties style:font-name="Arial Narrow" fo:font-size="24pt" style:font-name-asian="Arial Narrow" style:font-size-asian="24pt" style:font-name-complex="Arial Narrow" style:font-size-complex="24pt"/>
    </style:style>
    <style:style style:name="P24" style:family="paragraph" style:parent-style-name="Default_20_Text" style:list-style-name="L3">
      <style:text-properties style:font-name="Arial Narrow1" fo:font-size="24pt" fo:font-style="normal" fo:background-color="transparent" style:font-size-asian="24pt" style:font-style-asian="normal" style:font-size-complex="24pt" style:font-style-complex="normal"/>
    </style:style>
    <style:style style:name="P25" style:family="paragraph" style:parent-style-name="Default_20_Text" style:list-style-name="L4">
      <style:text-properties style:font-name="Arial Narrow1" fo:font-size="24pt" fo:font-style="normal" fo:font-weight="normal" fo:background-color="transparent" style:font-size-asian="24pt" style:font-style-asian="normal" style:font-weight-asian="normal" style:font-size-complex="24pt" style:font-style-complex="normal" style:font-weight-complex="normal"/>
    </style:style>
    <style:style style:name="P26" style:family="paragraph" style:parent-style-name="Default_20_Text" style:list-style-name="L5">
      <style:text-properties style:font-name="Arial Narrow1" fo:font-size="24pt" fo:font-style="normal" fo:font-weight="normal" fo:background-color="transparent" style:font-name-asian="Arial Narrow1" style:font-size-asian="24pt" style:font-style-asian="normal" style:font-weight-asian="normal" style:font-name-complex="Arial Narrow1" style:font-size-complex="24pt" style:font-style-complex="normal" style:font-weight-complex="normal"/>
    </style:style>
    <style:style style:name="P27" style:family="paragraph" style:parent-style-name="Default_20_Text" style:list-style-name="L5">
      <style:text-properties style:font-name="Arial Narrow1" fo:font-size="24pt" style:font-name-asian="Arial Narrow1" style:font-size-asian="24pt" style:font-name-complex="Arial Narrow1" style:font-size-complex="24pt"/>
    </style:style>
    <style:style style:name="P28" style:family="paragraph" style:parent-style-name="Default_20_Text">
      <style:text-properties fo:font-size="32pt" fo:background-color="transparent"/>
    </style:style>
    <style:style style:name="P31" style:family="paragraph" style:parent-style-name="Default_20_Text">
      <style:text-properties style:font-name="Arial Narrow1" fo:font-size="32pt" fo:font-style="normal" fo:font-weight="bold" fo:background-color="transparent" style:font-style-asian="normal" style:font-weight-asian="bold" style:font-style-complex="normal" style:font-weight-complex="bold"/>
    </style:style>
    <style:style style:name="P33" style:family="paragraph" style:parent-style-name="Default_20_Text">
      <style:text-properties style:font-name="Arial Narrow1" fo:font-size="32pt" fo:font-style="normal" style:text-underline-style="solid" style:text-underline-type="single" style:text-underline-width="auto" style:text-underline-color="font-color" fo:font-weight="bold" fo:background-color="transparent" style:font-style-asian="normal" style:font-weight-asian="bold" style:font-style-complex="normal" style:font-weight-complex="bold"/>
    </style:style>
    <style:style style:name="P34" style:family="paragraph" style:parent-style-name="Default_20_Text">
      <style:paragraph-properties fo:break-before="page"/>
      <style:text-properties style:font-name="Arial Narrow1" fo:font-size="9pt" fo:font-style="normal" fo:font-weight="normal" fo:background-color="transparent" style:font-size-asian="9pt" style:font-style-asian="normal" style:font-weight-asian="normal" style:font-size-complex="9pt" style:font-style-complex="normal" style:font-weight-complex="normal"/>
    </style:style>
    <style:style style:name="P35" style:family="paragraph" style:parent-style-name="Default_20_Text">
      <style:text-properties style:font-name="Arial Narrow1" fo:font-size="9pt" fo:font-style="normal" fo:font-weight="normal" fo:background-color="transparent" style:font-size-asian="9pt" style:font-style-asian="normal" style:font-weight-asian="normal" style:font-size-complex="9pt" style:font-style-complex="normal" style:font-weight-complex="normal"/>
    </style:style>
    <style:style style:name="T4" style:family="text">
      <style:text-properties fo:font-weight="bold" style:font-weight-asian="bold" style:font-weight-complex="bold"/>
    </style:style>
    <style:style style:name="T5" style:family="text">
      <style:text-properties style:font-name-asian="Arial Narrow1" style:font-name-complex="Arial Narrow1"/>
    </style:style>
    <style:style style:name="T6" style:family="text">
      <style:text-properties style:font-name="Arial Narrow1" fo:font-size="32pt" fo:font-style="normal" fo:background-color="transparent" style:font-style-asian="normal" style:font-style-complex="normal"/>
    </style:style>
    <style:style style:name="T7" style:family="text">
      <style:text-properties style:font-name="Arial Narrow1" fo:font-size="32pt" fo:font-style="normal" fo:background-color="transparent" style:font-name-asian="Arial Narrow1" style:font-style-asian="normal" style:font-name-complex="Arial Narrow1" style:font-style-complex="normal"/>
    </style:style>
    <style:style style:name="T8" style:family="text">
      <style:text-properties style:use-window-font-color="true" style:font-name="Arial Narrow1" fo:font-size="32pt" fo:font-style="normal" fo:background-color="transparent" style:font-style-asian="normal" style:font-style-complex="normal"/>
    </style:style>
    <style:style style:name="T9" style:family="text">
      <style:text-properties style:use-window-font-color="true" style:font-name="Arial Narrow1" fo:font-size="32pt" fo:font-style="normal" fo:font-weight="bold" fo:background-color="transparent" style:font-style-asian="normal" style:font-weight-asian="bold" style:font-style-complex="normal" style:font-weight-complex="bold"/>
    </style:style>
    <style:style style:name="T11" style:family="text">
      <style:text-properties fo:font-size="20pt" style:font-size-asian="20pt" style:font-size-complex="20pt"/>
    </style:style>
    <style:style style:name="T12" style:family="text">
      <style:text-properties style:font-name="Arial Narrow1" fo:font-size="24pt" fo:font-style="normal" fo:font-weight="normal" fo:background-color="transparent" style:font-size-asian="24pt" style:font-style-asian="normal" style:font-weight-asian="normal" style:font-size-complex="24pt" style:font-style-complex="normal" style:font-weight-complex="normal"/>
    </style:style>
    <style:style style:name="T13" style:family="text">
      <style:text-properties style:font-name="Arial Narrow1" fo:font-size="20pt" fo:font-style="normal" fo:font-weight="normal" fo:background-color="transparent" style:font-size-asian="20pt" style:font-style-asian="normal" style:font-weight-asian="normal" style:font-size-complex="20pt" style:font-style-complex="normal" style:font-weight-complex="normal"/>
    </style:style>
    <style:style style:name="T14" style:family="text">
      <style:text-properties style:text-underline-style="solid" style:text-underline-type="single" style:text-underline-width="auto" style:text-underline-color="font-color" fo:font-weight="bold" style:font-weight-asian="bold" style:font-weight-complex="bold"/>
    </style:style>
    <style:style style:name="T15" style:family="text">
      <style:text-properties style:font-name="Arial Narrow1" style:font-name-asian="Arial Narrow1" style:font-name-complex="Arial Narrow1"/>
    </style:style>
    <style:style style:name="T16" style:family="text">
      <style:text-properties style:font-name="Arial Narrow1" fo:font-size="32pt" fo:font-style="normal" fo:font-weight="bold" fo:background-color="transparent" style:font-style-asian="normal" style:font-weight-asian="bold" style:font-style-complex="normal" style:font-weight-complex="bold"/>
    </style:style>
    <style:style style:name="T17" style:family="text">
      <style:text-properties style:font-name="Arial Narrow1" fo:font-size="32pt" fo:font-style="normal" style:text-underline-style="solid" style:text-underline-type="single" style:text-underline-width="auto" style:text-underline-color="font-color" fo:font-weight="bold" fo:background-color="transparent" style:font-style-asian="normal" style:font-weight-asian="bold" style:font-style-complex="normal" style:font-weight-complex="bold"/>
    </style:style>
    <style:style style:name="T19" style:family="text">
      <style:text-properties style:font-name="Arial Narrow1" style:text-underline-style="solid" style:text-underline-type="single" style:text-underline-width="auto" style:text-underline-color="font-color" fo:font-weight="bold" style:font-weight-asian="bold" style:font-weight-complex="bold"/>
    </style:style>
    <style:style style:name="T22" style:family="text">
      <style:text-properties style:font-name="Arial Narrow" fo:font-size="24pt" style:font-name-asian="Arial Narrow" style:font-size-asian="24pt" style:font-name-complex="Arial Narrow" style:font-size-complex="24pt"/>
    </style:style>
    <style:style style:name="T29" style:family="text">
      <style:text-properties style:font-name="Arial Narrow1" fo:font-style="normal" style:font-style-asian="normal" style:font-style-complex="normal"/>
    </style:style>
    <style:style style:name="T30" style:family="text">
      <style:text-properties style:font-name="Arial Narrow1" fo:font-style="normal" fo:font-weight="bold" style:font-style-asian="normal" style:font-weight-asian="bold" style:font-style-complex="normal" style:font-weight-complex="bold"/>
    </style:style>
    <style:style style:name="T32" style:family="text">
      <style:text-properties style:text-underline-style="solid" style:text-underline-type="single" style:text-underline-width="auto" style:text-underline-color="font-color" style:font-size-asian="32pt" style:font-size-complex="32pt"/>
    </style:style>
    <text:list-style style:name="L2">
      <text:list-level-style-bullet text:level="1" text:style-name="Bullet_20_Symbols" style:num-suffix="." text:bullet-char="•">
        <style:list-level-properties text:min-label-width="0.499cm"/>
        <style:text-properties style:font-name="Tahoma"/>
      </text:list-level-style-bullet>
      <text:list-level-style-bullet text:level="2" text:style-name="Bullet_20_Symbols" style:num-suffix="." text:bullet-char="•">
        <style:list-level-properties text:space-before="1.267cm" text:min-label-width="0.499cm"/>
        <style:text-properties style:font-name="Tahoma"/>
      </text:list-level-style-bullet>
      <text:list-level-style-bullet text:level="3" text:style-name="Bullet_20_Symbols" style:num-suffix="." text:bullet-char="•">
        <style:list-level-properties text:space-before="2.533cm" text:min-label-width="0.499cm"/>
        <style:text-properties style:font-name="Tahoma"/>
      </text:list-level-style-bullet>
      <text:list-level-style-bullet text:level="4" text:style-name="Bullet_20_Symbols" style:num-suffix="." text:bullet-char="•">
        <style:list-level-properties text:space-before="3.8cm" text:min-label-width="0.499cm"/>
        <style:text-properties style:font-name="Tahoma"/>
      </text:list-level-style-bullet>
      <text:list-level-style-bullet text:level="5" text:style-name="Bullet_20_Symbols" style:num-suffix="." text:bullet-char="•">
        <style:list-level-properties text:space-before="5.066cm" text:min-label-width="0.499cm"/>
        <style:text-properties style:font-name="Tahoma"/>
      </text:list-level-style-bullet>
      <text:list-level-style-bullet text:level="6" text:style-name="Bullet_20_Symbols" style:num-suffix="." text:bullet-char="•">
        <style:list-level-properties text:space-before="6.333cm" text:min-label-width="0.499cm"/>
        <style:text-properties style:font-name="Tahoma"/>
      </text:list-level-style-bullet>
      <text:list-level-style-bullet text:level="7" text:style-name="Bullet_20_Symbols" style:num-suffix="." text:bullet-char="•">
        <style:list-level-properties text:space-before="7.599cm" text:min-label-width="0.499cm"/>
        <style:text-properties style:font-name="Tahoma"/>
      </text:list-level-style-bullet>
      <text:list-level-style-bullet text:level="8" text:style-name="Bullet_20_Symbols" style:num-suffix="." text:bullet-char="•">
        <style:list-level-properties text:space-before="8.865cm" text:min-label-width="0.499cm"/>
        <style:text-properties style:font-name="Tahoma"/>
      </text:list-level-style-bullet>
      <text:list-level-style-bullet text:level="9" text:style-name="Bullet_20_Symbols" style:num-suffix="." text:bullet-char="•">
        <style:list-level-properties text:space-before="10.132cm" text:min-label-width="0.499cm"/>
        <style:text-properties style:font-name="Tahoma"/>
      </text:list-level-style-bullet>
      <text:list-level-style-bullet text:level="10" text:style-name="Bullet_20_Symbols" style:num-suffix="." text:bullet-char="•">
        <style:list-level-properties text:space-before="11.398cm" text:min-label-width="0.499cm"/>
        <style:text-properties style:font-name="Tahoma"/>
      </text:list-level-style-bullet>
    </text:list-style>
    <text:list-style style:name="L3">
      <text:list-level-style-bullet text:level="1" text:style-name="Bullet_20_Symbols" style:num-suffix="." text:bullet-char="•">
        <style:list-level-properties text:min-label-width="0.499cm"/>
        <style:text-properties style:font-name="Tahoma"/>
      </text:list-level-style-bullet>
      <text:list-level-style-bullet text:level="2" text:style-name="Bullet_20_Symbols" style:num-suffix="." text:bullet-char="•">
        <style:list-level-properties text:space-before="1.272cm" text:min-label-width="0.499cm"/>
        <style:text-properties style:font-name="Tahoma"/>
      </text:list-level-style-bullet>
      <text:list-level-style-bullet text:level="3" text:style-name="Bullet_20_Symbols" style:num-suffix="." text:bullet-char="•">
        <style:list-level-properties text:space-before="2.544cm" text:min-label-width="0.499cm"/>
        <style:text-properties style:font-name="Tahoma"/>
      </text:list-level-style-bullet>
      <text:list-level-style-bullet text:level="4" text:style-name="Bullet_20_Symbols" style:num-suffix="." text:bullet-char="•">
        <style:list-level-properties text:space-before="3.815cm" text:min-label-width="0.499cm"/>
        <style:text-properties style:font-name="Tahoma"/>
      </text:list-level-style-bullet>
      <text:list-level-style-bullet text:level="5" text:style-name="Bullet_20_Symbols" style:num-suffix="." text:bullet-char="•">
        <style:list-level-properties text:space-before="5.087cm" text:min-label-width="0.499cm"/>
        <style:text-properties style:font-name="Tahoma"/>
      </text:list-level-style-bullet>
      <text:list-level-style-bullet text:level="6" text:style-name="Bullet_20_Symbols" style:num-suffix="." text:bullet-char="•">
        <style:list-level-properties text:space-before="6.359cm" text:min-label-width="0.499cm"/>
        <style:text-properties style:font-name="Tahoma"/>
      </text:list-level-style-bullet>
      <text:list-level-style-bullet text:level="7" text:style-name="Bullet_20_Symbols" style:num-suffix="." text:bullet-char="•">
        <style:list-level-properties text:space-before="7.631cm" text:min-label-width="0.499cm"/>
        <style:text-properties style:font-name="Tahoma"/>
      </text:list-level-style-bullet>
      <text:list-level-style-bullet text:level="8" text:style-name="Bullet_20_Symbols" style:num-suffix="." text:bullet-char="•">
        <style:list-level-properties text:space-before="8.903cm" text:min-label-width="0.499cm"/>
        <style:text-properties style:font-name="Tahoma"/>
      </text:list-level-style-bullet>
      <text:list-level-style-bullet text:level="9" text:style-name="Bullet_20_Symbols" style:num-suffix="." text:bullet-char="•">
        <style:list-level-properties text:space-before="10.174cm" text:min-label-width="0.499cm"/>
        <style:text-properties style:font-name="Tahoma"/>
      </text:list-level-style-bullet>
      <text:list-level-style-bullet text:level="10" text:style-name="Bullet_20_Symbols" style:num-suffix="." text:bullet-char="•">
        <style:list-level-properties text:space-before="11.446cm" text:min-label-width="0.499cm"/>
        <style:text-properties style:font-name="Tahoma"/>
      </text:list-level-style-bullet>
    </text:list-style>
    <text:list-style style:name="L4">
      <text:list-level-style-bullet text:level="1" text:style-name="Bullet_20_Symbols" style:num-suffix="." text:bullet-char="•">
        <style:list-level-properties text:min-label-width="0.499cm"/>
        <style:text-properties style:font-name="Tahoma"/>
      </text:list-level-style-bullet>
      <text:list-level-style-bullet text:level="2" text:style-name="Bullet_20_Symbols" style:num-suffix="." text:bullet-char="•">
        <style:list-level-properties text:space-before="1.267cm" text:min-label-width="0.499cm"/>
        <style:text-properties style:font-name="Tahoma"/>
      </text:list-level-style-bullet>
      <text:list-level-style-bullet text:level="3" text:style-name="Bullet_20_Symbols" style:num-suffix="." text:bullet-char="•">
        <style:list-level-properties text:space-before="2.533cm" text:min-label-width="0.499cm"/>
        <style:text-properties style:font-name="Tahoma"/>
      </text:list-level-style-bullet>
      <text:list-level-style-bullet text:level="4" text:style-name="Bullet_20_Symbols" style:num-suffix="." text:bullet-char="•">
        <style:list-level-properties text:space-before="3.8cm" text:min-label-width="0.499cm"/>
        <style:text-properties style:font-name="Tahoma"/>
      </text:list-level-style-bullet>
      <text:list-level-style-bullet text:level="5" text:style-name="Bullet_20_Symbols" style:num-suffix="." text:bullet-char="•">
        <style:list-level-properties text:space-before="5.066cm" text:min-label-width="0.499cm"/>
        <style:text-properties style:font-name="Tahoma"/>
      </text:list-level-style-bullet>
      <text:list-level-style-bullet text:level="6" text:style-name="Bullet_20_Symbols" style:num-suffix="." text:bullet-char="•">
        <style:list-level-properties text:space-before="6.333cm" text:min-label-width="0.499cm"/>
        <style:text-properties style:font-name="Tahoma"/>
      </text:list-level-style-bullet>
      <text:list-level-style-bullet text:level="7" text:style-name="Bullet_20_Symbols" style:num-suffix="." text:bullet-char="•">
        <style:list-level-properties text:space-before="7.599cm" text:min-label-width="0.499cm"/>
        <style:text-properties style:font-name="Tahoma"/>
      </text:list-level-style-bullet>
      <text:list-level-style-bullet text:level="8" text:style-name="Bullet_20_Symbols" style:num-suffix="." text:bullet-char="•">
        <style:list-level-properties text:space-before="8.865cm" text:min-label-width="0.499cm"/>
        <style:text-properties style:font-name="Tahoma"/>
      </text:list-level-style-bullet>
      <text:list-level-style-bullet text:level="9" text:style-name="Bullet_20_Symbols" style:num-suffix="." text:bullet-char="•">
        <style:list-level-properties text:space-before="10.132cm" text:min-label-width="0.499cm"/>
        <style:text-properties style:font-name="Tahoma"/>
      </text:list-level-style-bullet>
      <text:list-level-style-bullet text:level="10" text:style-name="Bullet_20_Symbols" style:num-suffix="." text:bullet-char="•">
        <style:list-level-properties text:space-before="11.398cm" text:min-label-width="0.499cm"/>
        <style:text-properties style:font-name="Tahoma"/>
      </text:list-level-style-bullet>
    </text:list-style>
    <text:list-style style:name="L5">
      <text:list-level-style-bullet text:level="1" text:style-name="Bullet_20_Symbols" style:num-suffix="." text:bullet-char="•">
        <style:list-level-properties text:min-label-width="0.499cm"/>
        <style:text-properties style:font-name="Tahoma"/>
      </text:list-level-style-bullet>
      <text:list-level-style-bullet text:level="2" text:style-name="Bullet_20_Symbols" style:num-suffix="." text:bullet-char="•">
        <style:list-level-properties text:space-before="1.274cm" text:min-label-width="0.499cm"/>
        <style:text-properties style:font-name="Tahoma"/>
      </text:list-level-style-bullet>
      <text:list-level-style-bullet text:level="3" text:style-name="Bullet_20_Symbols" style:num-suffix="." text:bullet-char="•">
        <style:list-level-properties text:space-before="2.547cm" text:min-label-width="0.499cm"/>
        <style:text-properties style:font-name="Tahoma"/>
      </text:list-level-style-bullet>
      <text:list-level-style-bullet text:level="4" text:style-name="Bullet_20_Symbols" style:num-suffix="." text:bullet-char="•">
        <style:list-level-properties text:space-before="3.821cm" text:min-label-width="0.499cm"/>
        <style:text-properties style:font-name="Tahoma"/>
      </text:list-level-style-bullet>
      <text:list-level-style-bullet text:level="5" text:style-name="Bullet_20_Symbols" style:num-suffix="." text:bullet-char="•">
        <style:list-level-properties text:space-before="5.094cm" text:min-label-width="0.499cm"/>
        <style:text-properties style:font-name="Tahoma"/>
      </text:list-level-style-bullet>
      <text:list-level-style-bullet text:level="6" text:style-name="Bullet_20_Symbols" style:num-suffix="." text:bullet-char="•">
        <style:list-level-properties text:space-before="6.368cm" text:min-label-width="0.499cm"/>
        <style:text-properties style:font-name="Tahoma"/>
      </text:list-level-style-bullet>
      <text:list-level-style-bullet text:level="7" text:style-name="Bullet_20_Symbols" style:num-suffix="." text:bullet-char="•">
        <style:list-level-properties text:space-before="7.641cm" text:min-label-width="0.499cm"/>
        <style:text-properties style:font-name="Tahoma"/>
      </text:list-level-style-bullet>
      <text:list-level-style-bullet text:level="8" text:style-name="Bullet_20_Symbols" style:num-suffix="." text:bullet-char="•">
        <style:list-level-properties text:space-before="8.915cm" text:min-label-width="0.499cm"/>
        <style:text-properties style:font-name="Tahoma"/>
      </text:list-level-style-bullet>
      <text:list-level-style-bullet text:level="9" text:style-name="Bullet_20_Symbols" style:num-suffix="." text:bullet-char="•">
        <style:list-level-properties text:space-before="10.188cm" text:min-label-width="0.499cm"/>
        <style:text-properties style:font-name="Tahoma"/>
      </text:list-level-style-bullet>
      <text:list-level-style-bullet text:level="10" text:style-name="Bullet_20_Symbols" style:num-suffix="." text:bullet-char="•">
        <style:list-level-properties text:space-before="11.462cm" text:min-label-width="0.499cm"/>
        <style:text-properties style:font-name="Tahoma"/>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tab/><text:tab/>TRAINING<text:tab/><text:tab/><text:tab/>EXERCISES<text:tab/>TIME</text:p>
      <text:p text:style-name="P3"/>
      <text:p text:style-name="P3">(!)<text:tab/><text:tab/><text:span text:style-name="T4">AltProg 60min</text:span><text:tab/>warming (<text:span text:style-name="T5">↓</text:span>)<text:tab/>05min</text:p>
      <text:p text:style-name="Default_20_Text"><text:span text:style-name="T6"><text:tab/><text:tab/><text:tab/><text:tab/><text:tab/><text:tab/><text:tab/><text:tab/>5xABDs (</text:span><text:span text:style-name="T7">↓</text:span><text:span text:style-name="T6">)<text:tab/><text:tab/>05min</text:span></text:p>
      <text:p text:style-name="Default_20_Text"><text:span text:style-name="T6"><text:tab/><text:tab/><text:tab/><text:tab/><text:tab/><text:tab/><text:tab/><text:tab/></text:span><text:span text:style-name="T8">violetPower*<text:tab/></text:span><text:span text:style-name="T9">30min</text:span></text:p>
      <text:list text:style-name="L2">
        <text:list-item>
          <text:list>
            <text:list-item>
              <text:list>
                <text:list-item>
                  <text:list>
                    <text:list-item>
                      <text:list>
                        <text:list-item>
                          <text:list>
                            <text:list-item>
                              <text:list>
                                <text:list-item>
                                  <text:list>
                                    <text:list-item>
                                      <text:list>
                                        <text:list-item>
                                          <text:p text:style-name="P10">normal curl<text:tab/><text:tab/>15/15<text:span text:style-name="T11">x2s</text:span></text:p>
                                        </text:list-item>
                                        <text:list-item>
                                          <text:p text:style-name="P10">culturist pose<text:tab/><text:tab/>tn30s</text:p>
                                        </text:list-item>
                                        <text:list-item>
                                          <text:p text:style-name="P10"><text:span text:style-name="T12">hammer curl<text:tab/><text:tab/>15/15</text:span><text:span text:style-name="T13">x2s</text:span></text:p>
                                        </text:list-item>
                                        <text:list-item>
                                          <text:p text:style-name="P10">most muscles<text:tab/><text:tab/>tn30s</text:p>
                                        </text:list-item>
                                        <text:list-item>
                                          <text:p text:style-name="P10">reverse curl<text:tab/><text:tab/>15/15<text:span text:style-name="T11">x2s</text:span></text:p>
                                        </text:list-item>
                                        <text:list-item>
                                          <text:p text:style-name="P10">sommersault<text:tab/><text:tab/>tn30s</text:p>
                                        </text:list-item>
                                        <text:list-item>
                                          <text:p text:style-name="P10">retroback curl<text:tab/><text:tab/>15/15<text:span text:style-name="T11">x2s</text:span></text:p>
                                        </text:list-item>
                                        <text:list-item>
                                          <text:p text:style-name="P10">double retroback<text:tab/>tn30s</text:p>
                                        </text:list-item>
                                        <text:list-item>
                                          <text:p text:style-name="P10">loaded jabs<text:tab/><text:tab/>15/15<text:span text:style-name="T11">x2s</text:span></text:p>
                                        </text:list-item>
                                        <text:list-item>
                                          <text:p text:style-name="P10">front pilot<text:tab/><text:tab/><text:tab/>tn30s</text:p>
                                        </text:list-item>
                                        <text:list-item>
                                          <text:p text:style-name="P10">loaded hooks<text:tab/><text:tab/>15/15<text:span text:style-name="T11">x2s</text:span></text:p>
                                        </text:list-item>
                                        <text:list-item>
                                          <text:p text:style-name="P10">sitting pilot<text:tab/><text:tab/>tn30s</text:p>
                                        </text:list-item>
                                        <text:list-item>
                                          <text:p text:style-name="P10">loaded uppercuts<text:tab/>15/15<text:span text:style-name="T11">x2s</text:span></text:p>
                                        </text:list-item>
                                        <text:list-item>
                                          <text:p text:style-name="P10">vertical pendulum<text:tab/>tn30s</text:p>
                                        </text:list-item>
                                        <text:list-item>
                                          <text:p text:style-name="P10">frontal lift down<text:tab/>15/15<text:span text:style-name="T11">x2s</text:span></text:p>
                                        </text:list-item>
                                        <text:list-item>
                                          <text:p text:style-name="P10">arms-at-L down<text:tab/>tn30s</text:p>
                                        </text:list-item>
                                        <text:list-item>
                                          <text:p text:style-name="P10">frontal lift lateral<text:tab/>15/15<text:span text:style-name="T11">x2s</text:span></text:p>
                                        </text:list-item>
                                        <text:list-item>
                                          <text:p text:style-name="P10">arms-at-L up<text:tab/><text:tab/>tn30s</text:p>
                                        </text:list-item>
                                        <text:list-item>
                                          <text:p text:style-name="P10">frontal lift up<text:tab/><text:tab/>15/15<text:span text:style-name="T11">x2s</text:span></text:p>
                                        </text:list-item>
                                        <text:list-item>
                                          <text:p text:style-name="P10">little L right<text:tab/><text:tab/>tn30s</text:p>
                                        </text:list-item>
                                        <text:list-item>
                                          <text:p text:style-name="P10">forwards s-bag<text:tab/>30x2s</text:p>
                                        </text:list-item>
                                        <text:list-item>
                                          <text:p text:style-name="P10">little L left<text:tab/><text:tab/><text:tab/>tn30s</text:p>
                                        </text:list-item>
                                        <text:list-item>
                                          <text:p text:style-name="P10">backwards s-bag<text:tab/>30x2s</text:p>
                                        </text:list-item>
                                        <text:list-item>
                                          <text:p text:style-name="P10">front palms-up<text:tab/>tn30s</text:p>
                                        </text:list-item>
                                        <text:list-item>
                                          <text:p text:style-name="P10">lateral vols<text:tab/><text:tab/>20x3s</text:p>
                                        </text:list-item>
                                        <text:list-item>
                                          <text:p text:style-name="P10">front palms-side<text:tab/>tn30s</text:p>
                                        </text:list-item>
                                        <text:list-item>
                                          <text:p text:style-name="P10">lateral throws<text:tab/><text:tab/>20x3s</text:p>
                                        </text:list-item>
                                        <text:list-item>
                                          <text:p text:style-name="P10">front palms-down<text:tab/>tn30s</text:p>
                                        </text:list-item>
                                        <text:list-item>
                                          <text:p text:style-name="P10">double frontal<text:tab/><text:tab/>20x3s</text:p>
                                        </text:list-item>
                                        <text:list-item>
                                          <text:p text:style-name="P10">stick arms-at-side<text:tab/>tn30s</text:p>
                                        </text:list-item>
                                        <text:list-item>
                                          <text:p text:style-name="P10">lateral open down<text:tab/>15x4s</text:p>
                                        </text:list-item>
                                        <text:list-item>
                                          <text:p text:style-name="P10">arms-at-L pack<text:tab/>tn30s</text:p>
                                        </text:list-item>
                                        <text:list-item>
                                          <text:p text:style-name="P10">lateral open side<text:tab/>15x4s</text:p>
                                        </text:list-item>
                                        <text:list-item>
                                          <text:p text:style-name="P10">arms-at-L front<text:tab/>tn30s</text:p>
                                        </text:list-item>
                                        <text:list-item>
                                          <text:p text:style-name="P10">lateral open up<text:tab/>15x4s</text:p>
                                        </text:list-item>
                                        <text:list-item>
                                          <text:p text:style-name="P10">side palms-side<text:tab/>tn30s</text:p>
                                        </text:list-item>
                                        <text:list-item>
                                          <text:p text:style-name="P10">seagull openings<text:tab/>15x4s</text:p>
                                        </text:list-item>
                                        <text:list-item>
                                          <text:p text:style-name="P10">side palms-up<text:tab/>tn30s</text:p>
                                        </text:list-item>
                                        <text:list-item>
                                          <text:p text:style-name="P10">frontal openings<text:tab/>15x4s</text:p>
                                        </text:list-item>
                                        <text:list-item>
                                          <text:p text:style-name="P10">side palms-down<text:tab/>tn30s</text:p>
                                        </text:list-item>
                                      </text:list>
                                    </text:list-item>
                                  </text:list>
                                </text:list-item>
                              </text:list>
                            </text:list-item>
                          </text:list>
                        </text:list-item>
                      </text:list>
                    </text:list-item>
                  </text:list>
                </text:list-item>
              </text:list>
            </text:list-item>
          </text:list>
        </text:list-item>
      </text:list>
      <text:p text:style-name="P3"><text:tab/><text:tab/><text:tab/><text:tab/><text:tab/><text:tab/><text:tab/><text:tab/>iso 1/1x30s (<text:span text:style-name="T5">↓)<text:tab/></text:span>05min</text:p>
      <text:p text:style-name="Default_20_Text"><text:span text:style-name="T6"><text:tab/><text:tab/><text:tab/><text:tab/><text:tab/><text:tab/><text:tab/><text:tab/>stretching+ (</text:span><text:span text:style-name="T7">↓</text:span><text:span text:style-name="T6">)<text:tab/>15min</text:span></text:p>
      <text:p text:style-name="P3"><text:tab/><text:tab/><text:tab/><text:tab/><text:tab/><text:tab/><text:tab/><text:tab/><text:tab/><text:tab/><text:tab/><text:tab/> <text:tab/><text:span text:style-name="T14">60min</text:span></text:p>
      <text:p text:style-name="P3"/>
      <text:p text:style-name="P3">R-<text:tab/><text:tab/><text:span text:style-name="T4">run 5Km/0.5h</text:span><text:tab/><text:tab/>warming (<text:span text:style-name="T5">↓</text:span>)<text:tab/>05min</text:p>
      <text:p text:style-name="Default_20_Text"><text:span text:style-name="T6"><text:tab/><text:tab/><text:tab/><text:tab/><text:tab/><text:tab/><text:tab/><text:tab/>5xABDs (</text:span><text:span text:style-name="T7">↓</text:span><text:span text:style-name="T6">)<text:tab/><text:tab/>05min</text:span></text:p>
      <text:p text:style-name="P3"><text:tab/><text:tab/><text:tab/><text:tab/><text:tab/><text:tab/><text:tab/><text:tab/>running LOW<text:tab/><text:span text:style-name="T4">25min</text:span></text:p>
      <text:p text:style-name="Default_20_Text"><text:span text:style-name="T6"><text:tab/><text:tab/><text:tab/><text:tab/><text:tab/><text:tab/><text:tab/><text:tab/>stretching+ (</text:span><text:span text:style-name="T7">↓</text:span><text:span text:style-name="T6">)<text:tab/>15min</text:span></text:p>
      <text:p text:style-name="P3"><text:tab/><text:tab/><text:tab/><text:tab/><text:tab/><text:tab/><text:tab/><text:tab/><text:tab/><text:tab/><text:tab/><text:tab/> <text:tab/><text:span text:style-name="T14">50min</text:span></text:p>
      <text:p text:style-name="P3"/>
      <text:p text:style-name="P3">R<text:tab/><text:tab/><text:span text:style-name="T4">run 10Km/1h</text:span><text:tab/><text:tab/>warming (<text:span text:style-name="T5">↓</text:span>)<text:tab/>05min</text:p>
      <text:p text:style-name="Default_20_Text"><text:span text:style-name="T6"><text:tab/><text:tab/><text:tab/><text:tab/><text:tab/><text:tab/><text:tab/><text:tab/>5xABDs (</text:span><text:span text:style-name="T7">↓</text:span><text:span text:style-name="T6">)<text:tab/><text:tab/>05min</text:span></text:p>
      <text:p text:style-name="P3"><text:tab/><text:tab/><text:tab/><text:tab/><text:tab/><text:tab/><text:tab/><text:tab/>running LOW<text:tab/><text:span text:style-name="T4">50min</text:span></text:p>
      <text:p text:style-name="Default_20_Text"><text:span text:style-name="T6"><text:tab/><text:tab/><text:tab/><text:tab/><text:tab/><text:tab/><text:tab/><text:tab/>stretching+ (</text:span><text:span text:style-name="T7">↓</text:span><text:span text:style-name="T6">)<text:tab/>15min</text:span></text:p>
      <text:p text:style-name="P3"><text:tab/><text:tab/><text:tab/><text:tab/><text:tab/><text:tab/><text:tab/><text:tab/><text:tab/><text:tab/><text:tab/><text:tab/><text:span text:style-name="T14">1h15min</text:span></text:p>
      <text:p text:style-name="P3"/>
      <text:p text:style-name="P3">R+<text:tab/><text:tab/><text:span text:style-name="T4">run 15Km/1.5h</text:span><text:tab/>warming (<text:span text:style-name="T5">↓</text:span>)<text:tab/>05min</text:p>
      <text:p text:style-name="Default_20_Text"><text:span text:style-name="T6"><text:tab/><text:tab/><text:tab/><text:tab/><text:tab/><text:tab/><text:tab/><text:tab/>5xABDs (</text:span><text:span text:style-name="T7">↓</text:span><text:span text:style-name="T6">)<text:tab/><text:tab/>05min</text:span></text:p>
      <text:p text:style-name="P3"><text:tab/><text:tab/><text:tab/><text:tab/><text:tab/><text:tab/><text:tab/><text:tab/>running LOW<text:tab/><text:span text:style-name="T4">75min</text:span></text:p>
      <text:p text:style-name="Default_20_Text"><text:span text:style-name="T6"><text:tab/><text:tab/><text:tab/><text:tab/><text:tab/><text:tab/><text:tab/><text:tab/>stretching+ (</text:span><text:span text:style-name="T7">↓</text:span><text:span text:style-name="T6">)<text:tab/>15min</text:span></text:p>
      <text:p text:style-name="P3"><text:tab/><text:tab/><text:tab/><text:tab/><text:tab/><text:tab/><text:tab/><text:tab/><text:tab/><text:tab/><text:tab/><text:tab/><text:span text:style-name="T14">1h40min</text:span></text:p>
      <text:p text:style-name="P3"/>
      <text:p text:style-name="P3">R++<text:tab/><text:span text:style-name="T4">run 20Km/2h</text:span><text:tab/><text:tab/>warming (<text:span text:style-name="T5">↓</text:span>)<text:tab/>05min</text:p>
      <text:p text:style-name="Default_20_Text"><text:span text:style-name="T6"><text:tab/><text:tab/><text:tab/><text:tab/><text:tab/><text:tab/><text:tab/><text:tab/>5xABDs (</text:span><text:span text:style-name="T7">↓</text:span><text:span text:style-name="T6">)<text:tab/><text:tab/>05min</text:span></text:p>
      <text:p text:style-name="P3"><text:tab/><text:tab/><text:tab/><text:tab/><text:tab/><text:tab/><text:tab/><text:tab/>running LOW <text:span text:style-name="T4">100min</text:span></text:p>
      <text:p text:style-name="Default_20_Text"><text:span text:style-name="T6"><text:tab/><text:tab/><text:tab/><text:tab/><text:tab/><text:tab/><text:tab/><text:tab/>stretching+ (</text:span><text:span text:style-name="T7">↓</text:span><text:span text:style-name="T6">)<text:tab/>15min</text:span></text:p>
      <text:p text:style-name="P3"><text:tab/><text:tab/><text:tab/><text:tab/><text:tab/><text:tab/><text:tab/><text:tab/><text:tab/><text:tab/><text:tab/><text:tab/><text:span text:style-name="T14">2h05min</text:span></text:p>
      <text:p text:style-name="P3"/>
      <text:p text:style-name="P3">R+++<text:tab/><text:span text:style-name="T4">run 25Km/2.5h</text:span><text:tab/>warming (<text:span text:style-name="T5">↓</text:span>)<text:tab/>05min</text:p>
      <text:p text:style-name="Default_20_Text"><text:span text:style-name="T6"><text:tab/><text:tab/><text:tab/><text:tab/><text:tab/><text:tab/><text:tab/><text:tab/>5xABDs (</text:span><text:span text:style-name="T7">↓</text:span><text:span text:style-name="T6">)<text:tab/><text:tab/>05min</text:span></text:p>
      <text:p text:style-name="P3"><text:tab/><text:tab/><text:tab/><text:tab/><text:tab/><text:tab/><text:tab/><text:tab/>running LOW <text:span text:style-name="T4">125min</text:span></text:p>
      <text:p text:style-name="Default_20_Text"><text:span text:style-name="T6"><text:tab/><text:tab/><text:tab/><text:tab/><text:tab/><text:tab/><text:tab/><text:tab/>stretching+ (</text:span><text:span text:style-name="T7">↓</text:span><text:span text:style-name="T6">)<text:tab/>15min</text:span></text:p>
      <text:p text:style-name="P3"><text:tab/><text:tab/><text:tab/><text:tab/><text:tab/><text:tab/><text:tab/><text:tab/><text:tab/><text:tab/><text:tab/><text:tab/><text:span text:style-name="T14">2h30min</text:span></text:p>
      <text:p text:style-name="P3"/>
      <text:p text:style-name="P3">R<text:span text:style-name="T15">∞</text:span><text:tab/><text:span text:style-name="T4">run 30Km/3h</text:span><text:tab/><text:tab/>warming (<text:span text:style-name="T5">↓</text:span>)<text:tab/>05min</text:p>
      <text:p text:style-name="Default_20_Text"><text:span text:style-name="T6"><text:tab/><text:tab/><text:tab/><text:tab/><text:tab/><text:tab/><text:tab/><text:tab/>5xABDs (</text:span><text:span text:style-name="T7">↓</text:span><text:span text:style-name="T6">)<text:tab/><text:tab/>05min</text:span></text:p>
      <text:p text:style-name="P3"><text:tab/><text:tab/><text:tab/><text:tab/><text:tab/><text:tab/><text:tab/><text:tab/>running LOW <text:span text:style-name="T4">150min</text:span></text:p>
      <text:p text:style-name="Default_20_Text"><text:span text:style-name="T6"><text:tab/><text:tab/><text:tab/><text:tab/><text:tab/><text:tab/><text:tab/><text:tab/>stretching+ (</text:span><text:span text:style-name="T7">↓</text:span><text:span text:style-name="T6">)<text:tab/>15min</text:span></text:p>
      <text:p text:style-name="P3"><text:tab/><text:tab/><text:tab/><text:tab/><text:tab/><text:tab/><text:tab/><text:tab/><text:tab/><text:tab/><text:tab/><text:tab/><text:span text:style-name="T14">2h55min</text:span></text:p>
      <text:p text:style-name="P3"/>
      <text:p text:style-name="Default_20_Text"><text:span text:style-name="T6">R</text:span><text:span text:style-name="T7">∞∞</text:span><text:span text:style-name="T6"><text:tab/></text:span><text:span text:style-name="T16">run 35Km/3.5h</text:span><text:span text:style-name="T6"><text:tab/>warming (</text:span><text:span text:style-name="T7">↓</text:span><text:span text:style-name="T6">)<text:tab/>05min</text:span></text:p>
      <text:p text:style-name="Default_20_Text"><text:span text:style-name="T6"><text:tab/><text:tab/><text:tab/><text:tab/><text:tab/><text:tab/><text:tab/><text:tab/>5xABDs (</text:span><text:span text:style-name="T7">↓</text:span><text:span text:style-name="T6">)<text:tab/><text:tab/>05min</text:span></text:p>
      <text:p text:style-name="P3"><text:tab/><text:tab/><text:tab/><text:tab/><text:tab/><text:tab/><text:tab/><text:tab/>running LOW <text:span text:style-name="T4">175min</text:span></text:p>
      <text:p text:style-name="Default_20_Text"><text:span text:style-name="T6"><text:tab/><text:tab/><text:tab/><text:tab/><text:tab/><text:tab/><text:tab/><text:tab/>stretching+ (</text:span><text:span text:style-name="T7">↓</text:span><text:span text:style-name="T6">)<text:tab/>15min</text:span></text:p>
      <text:p text:style-name="Default_20_Text"><text:span text:style-name="T6"><text:tab/><text:tab/><text:tab/><text:tab/><text:tab/><text:tab/><text:tab/><text:tab/><text:tab/><text:tab/><text:tab/><text:tab/></text:span><text:span text:style-name="T17">3h20min</text:span></text:p>
      <text:p text:style-name="P18"><text:span text:style-name="T19"/></text:p>
      <text:p text:style-name="Default_20_Text"><text:span text:style-name="T6">R</text:span><text:span text:style-name="T7">∞∞∞</text:span><text:span text:style-name="T16">run 40Km/4h</text:span><text:span text:style-name="T6"><text:tab/>warming (</text:span><text:span text:style-name="T7">↓</text:span><text:span text:style-name="T6">)<text:tab/>05min</text:span></text:p>
      <text:p text:style-name="Default_20_Text"><text:span text:style-name="T6"><text:tab/><text:tab/><text:tab/><text:tab/><text:tab/><text:tab/><text:tab/><text:tab/>5xABDs (</text:span><text:span text:style-name="T7">↓</text:span><text:span text:style-name="T6">)<text:tab/><text:tab/>05min</text:span></text:p>
      <text:p text:style-name="P3"><text:tab/><text:tab/><text:tab/><text:tab/><text:tab/><text:tab/><text:tab/><text:tab/>running LOW <text:span text:style-name="T4">200min</text:span></text:p>
      <text:p text:style-name="Default_20_Text"><text:span text:style-name="T6"><text:tab/><text:tab/><text:tab/><text:tab/><text:tab/><text:tab/><text:tab/><text:tab/>stretching+ (</text:span><text:span text:style-name="T7">↓</text:span><text:span text:style-name="T6">)<text:tab/>15min</text:span></text:p>
      <text:p text:style-name="P3"><text:tab/><text:tab/><text:tab/><text:tab/><text:tab/><text:tab/><text:tab/><text:tab/><text:tab/><text:tab/><text:tab/><text:tab/><text:span text:style-name="T14">3h45min</text:span></text:p>
      <text:p text:style-name="P20">0<text:tab/><text:tab/><text:span text:style-name="T4">warming<text:tab/><text:tab/><text:tab/><text:tab/><text:tab/><text:tab/><text:tab/><text:tab/>05min</text:span></text:p>
      <text:list text:style-name="L2">
        <text:list-item>
          <text:list>
            <text:list-item>
              <text:list>
                <text:list-item>
                  <text:list>
                    <text:list-item>
                      <text:list>
                        <text:list-item>
                          <text:list>
                            <text:list-item>
                              <text:list>
                                <text:list-item>
                                  <text:list>
                                    <text:list-item>
                                      <text:p text:style-name="P10">lateral openings I-A<text:tab/>15x1s</text:p>
                                    </text:list-item>
                                    <text:list-item>
                                      <text:p text:style-name="P10">frontal openings K-K<text:tab/>15x1s</text:p>
                                    </text:list-item>
                                    <text:list-item>
                                      <text:p text:style-name="P10">dbl front arm rotations<text:tab/>15x1s</text:p>
                                    </text:list-item>
                                    <text:list-item>
                                      <text:p text:style-name="P10">dbl rear arm rotations<text:tab/>15x1s</text:p>
                                    </text:list-item>
                                    <text:list-item>
                                      <text:p text:style-name="P21"><text:span text:style-name="T12">3-way dbl arms</text:span><text:tab/><text:tab/><text:span text:style-name="T22">25x1s</text:span></text:p>
                                    </text:list-item>
                                    <text:list-item>
                                      <text:p text:style-name="P23">3-way up-downs<text:tab/><text:tab/>25x2s</text:p>
                                    </text:list-item>
                                    <text:list-item>
                                      <text:p text:style-name="P23">frontal forearms<text:tab/><text:tab/>tn15s</text:p>
                                    </text:list-item>
                                    <text:list-item>
                                      <text:p text:style-name="P23">lateral forearms<text:tab/><text:tab/>tn15s</text:p>
                                    </text:list-item>
                                    <text:list-item>
                                      <text:p text:style-name="P23">upper forearms<text:tab/><text:tab/>tn15s</text:p>
                                    </text:list-item>
                                    <text:list-item>
                                      <text:p text:style-name="P23">dbl open rotations<text:tab/><text:tab/>15x1s</text:p>
                                    </text:list-item>
                                    <text:list-item>
                                      <text:p text:style-name="P23">dbl elbow rotations<text:tab/>15x1s</text:p>
                                    </text:list-item>
                                    <text:list-item>
                                      <text:p text:style-name="P23">hand-foot rotations<text:tab/>15x2s</text:p>
                                    </text:list-item>
                                    <text:list-item>
                                      <text:p text:style-name="P23">crouching-tiger<text:tab/><text:tab/>15x2s</text:p>
                                    </text:list-item>
                                  </text:list>
                                </text:list-item>
                              </text:list>
                            </text:list-item>
                          </text:list>
                        </text:list-item>
                      </text:list>
                    </text:list-item>
                  </text:list>
                </text:list-item>
              </text:list>
            </text:list-item>
          </text:list>
        </text:list-item>
      </text:list>
      <text:p text:style-name="P3">1<text:tab/><text:tab/><text:span text:style-name="T4">iso 1/1x30s<text:tab/><text:tab/><text:tab/><text:tab/><text:tab/><text:tab/><text:tab/>05min</text:span></text:p>
      <text:list text:style-name="L3">
        <text:list-item>
          <text:list>
            <text:list-item>
              <text:list>
                <text:list-item>
                  <text:list>
                    <text:list-item>
                      <text:list>
                        <text:list-item>
                          <text:list>
                            <text:list-item>
                              <text:list>
                                <text:list-item>
                                  <text:list>
                                    <text:list-item>
                                      <text:p text:style-name="P24">atlas lateral arrow<text:tab/><text:tab/>1/1x30s</text:p>
                                    </text:list-item>
                                    <text:list-item>
                                      <text:p text:style-name="P24">body frontal build<text:tab/><text:tab/>1/1x30s</text:p>
                                    </text:list-item>
                                    <text:list-item>
                                      <text:p text:style-name="P24">wall-ground bow<text:tab/><text:tab/>1/1x30s</text:p>
                                    </text:list-item>
                                    <text:list-item>
                                      <text:p text:style-name="P24">palm<text:tab/>lateral kata<text:tab/><text:tab/>1/1x30s</text:p>
                                    </text:list-item>
                                    <text:list-item>
                                      <text:p text:style-name="P24">guard karate kame<text:tab/>1/1x30s</text:p>
                                    </text:list-item>
                                  </text:list>
                                </text:list-item>
                              </text:list>
                            </text:list-item>
                          </text:list>
                        </text:list-item>
                      </text:list>
                    </text:list-item>
                  </text:list>
                </text:list-item>
              </text:list>
            </text:list-item>
          </text:list>
        </text:list-item>
      </text:list>
      <text:p text:style-name="P3">2.0<text:tab/><text:span text:style-name="T4">pilates 1/2<text:tab/><text:tab/><text:tab/><text:tab/><text:tab/><text:tab/><text:tab/><text:tab/>15min</text:span></text:p>
      <text:p text:style-name="P3">3<text:tab/><text:tab/><text:span text:style-name="T4">extensor<text:tab/><text:tab/><text:tab/><text:tab/><text:tab/><text:tab/><text:tab/><text:tab/>10min</text:span></text:p>
      <text:list text:style-name="L4">
        <text:list-item>
          <text:list>
            <text:list-item>
              <text:list>
                <text:list-item>
                  <text:list>
                    <text:list-item>
                      <text:list>
                        <text:list-item>
                          <text:list>
                            <text:list-item>
                              <text:list>
                                <text:list-item>
                                  <text:list>
                                    <text:list-item>
                                      <text:p text:style-name="P25">frontal openings<text:tab/><text:tab/>12x4s</text:p>
                                    </text:list-item>
                                    <text:list-item>
                                      <text:p text:style-name="P25">rear enlargements<text:tab/>12x4s</text:p>
                                    </text:list-item>
                                    <text:list-item>
                                      <text:p text:style-name="P25">lateral openings<text:tab/><text:tab/>6/6x4s</text:p>
                                    </text:list-item>
                                    <text:list-item>
                                      <text:p text:style-name="P25">upper-dorsal sprain<text:tab/>6+6x4s</text:p>
                                    </text:list-item>
                                    <text:list-item>
                                      <text:p text:style-name="P25">2 hands throwings<text:tab/>12x4s</text:p>
                                    </text:list-item>
                                    <text:list-item>
                                      <text:p text:style-name="P25">1 hand lateral throw<text:tab/>6+6x4s</text:p>
                                    </text:list-item>
                                    <text:list-item>
                                      <text:p text:style-name="P25">2 hands front curls<text:tab/>12x4s</text:p>
                                    </text:list-item>
                                    <text:list-item>
                                      <text:p text:style-name="P25">1 hand lateral curls<text:tab/>6+6x4s</text:p>
                                    </text:list-item>
                                    <text:list-item>
                                      <text:p text:style-name="P25">frontal enlargements<text:tab/>12x4s</text:p>
                                    </text:list-item>
                                    <text:list-item>
                                      <text:p text:style-name="P25">anchored lateral vols<text:tab/>6+6x4s</text:p>
                                    </text:list-item>
                                  </text:list>
                                </text:list-item>
                              </text:list>
                            </text:list-item>
                          </text:list>
                        </text:list-item>
                      </text:list>
                    </text:list-item>
                  </text:list>
                </text:list-item>
              </text:list>
            </text:list-item>
          </text:list>
        </text:list-item>
      </text:list>
      <text:p text:style-name="P3">2.1<text:tab/><text:span text:style-name="T4">pilates 2/2<text:tab/><text:tab/><text:tab/><text:tab/><text:tab/><text:tab/><text:tab/><text:tab/>15min</text:span></text:p>
      <text:p text:style-name="P3">4<text:tab/><text:tab/><text:span text:style-name="T4">5xABDs<text:tab/><text:tab/><text:tab/><text:tab/><text:tab/><text:tab/><text:tab/><text:tab/><text:tab/>05min</text:span></text:p>
      <text:list text:style-name="L5">
        <text:list-item>
          <text:list>
            <text:list-item>
              <text:list>
                <text:list-item>
                  <text:list>
                    <text:list-item>
                      <text:list>
                        <text:list-item>
                          <text:list>
                            <text:list-item>
                              <text:list>
                                <text:list-item>
                                  <text:list>
                                    <text:list-item>
                                      <text:p text:style-name="P26">extensions abds<text:tab/><text:tab/>12x4s</text:p>
                                    </text:list-item>
                                    <text:list-item>
                                      <text:p text:style-name="P26">horizontal knie/legs<text:tab/>24*x2s</text:p>
                                    </text:list-item>
                                    <text:list-item>
                                      <text:p text:style-name="P26">legs 45° hundreds<text:tab/>50s</text:p>
                                    </text:list-item>
                                    <text:list-item>
                                      <text:p text:style-name="P26">legs 45° crunches<text:tab/>6/6x4s</text:p>
                                    </text:list-item>
                                    <text:list-item>
                                      <text:p text:style-name="P26">double elongations<text:tab/>12x4s</text:p>
                                    </text:list-item>
                                  </text:list>
                                </text:list-item>
                              </text:list>
                            </text:list-item>
                          </text:list>
                        </text:list-item>
                      </text:list>
                    </text:list-item>
                  </text:list>
                </text:list-item>
              </text:list>
            </text:list-item>
          </text:list>
        </text:list-item>
      </text:list>
      <text:p text:style-name="P3">5<text:tab/><text:tab/><text:span text:style-name="T4">therese's 24s<text:tab/><text:tab/><text:tab/><text:tab/><text:tab/><text:tab/><text:tab/>15min</text:span></text:p>
      <text:list text:style-name="L5">
        <text:list-item>
          <text:list>
            <text:list-item>
              <text:list>
                <text:list-item>
                  <text:list>
                    <text:list-item>
                      <text:list>
                        <text:list-item>
                          <text:list>
                            <text:list-item>
                              <text:list>
                                <text:list-item>
                                  <text:list>
                                    <text:list-item>
                                      <text:p text:style-name="P26">shoulder rotations<text:tab/>15+15</text:p>
                                    </text:list-item>
                                    <text:list-item>
                                      <text:p text:style-name="P26">neck circling<text:tab/><text:tab/><text:tab/>15+15</text:p>
                                    </text:list-item>
                                    <text:list-item>
                                      <text:p text:style-name="P26">neck rotations<text:tab/><text:tab/>15/15</text:p>
                                    </text:list-item>
                                    <text:list-item>
                                      <text:p text:style-name="P27">neck front-rear<text:tab/><text:tab/>15/15</text:p>
                                    </text:list-item>
                                    <text:list-item>
                                      <text:p text:style-name="P27">neck left-right<text:tab/><text:tab/><text:tab/>15/15</text:p>
                                    </text:list-item>
                                    <text:list-item>
                                      <text:p text:style-name="P27">neckstretch 2 hands<text:tab/>2x15s</text:p>
                                    </text:list-item>
                                    <text:list-item>
                                      <text:p text:style-name="P27">neckstretch 1 hand<text:tab/>2x15s</text:p>
                                    </text:list-item>
                                    <text:list-item>
                                      <text:p text:style-name="P27">neck front-stretch<text:tab/><text:tab/>tn15s</text:p>
                                    </text:list-item>
                                    <text:list-item>
                                      <text:p text:style-name="P27">neck rear-stretch<text:tab/><text:tab/>tn15s</text:p>
                                    </text:list-item>
                                    <text:list-item>
                                      <text:p text:style-name="P27">frontal overturning<text:tab/>tn15s</text:p>
                                    </text:list-item>
                                    <text:list-item>
                                      <text:p text:style-name="P27">mirror distension<text:tab/><text:tab/>tn15s</text:p>
                                    </text:list-item>
                                    <text:list-item>
                                      <text:p text:style-name="P27">arrowhigh distension<text:tab/>tn15s</text:p>
                                    </text:list-item>
                                    <text:list-item>
                                      <text:p text:style-name="P27">arm lateral-stretch<text:tab/>2x15s</text:p>
                                    </text:list-item>
                                    <text:list-item>
                                      <text:p text:style-name="P27">arm rear-up-stretch<text:tab/>2x15s</text:p>
                                    </text:list-item>
                                    <text:list-item>
                                      <text:p text:style-name="P27">arm chain-stretch<text:tab/><text:tab/>2x15s</text:p>
                                    </text:list-item>
                                    <text:list-item>
                                      <text:p text:style-name="P27">lowerarm throwing<text:tab/>2x15s</text:p>
                                    </text:list-item>
                                    <text:list-item>
                                      <text:p text:style-name="P27">rotational throwing<text:tab/>2x15s</text:p>
                                    </text:list-item>
                                    <text:list-item>
                                      <text:p text:style-name="P27">dorsal elongation<text:tab/><text:tab/>2x15s</text:p>
                                    </text:list-item>
                                    <text:list-item>
                                      <text:p text:style-name="P27">rainbow rotations<text:tab/><text:tab/>10/10</text:p>
                                    </text:list-item>
                                    <text:list-item>
                                      <text:p text:style-name="P27">brusli stretching<text:tab/><text:tab/>tn30s</text:p>
                                    </text:list-item>
                                    <text:list-item>
                                      <text:p text:style-name="P27">ground neck rotating<text:tab/>15/15</text:p>
                                    </text:list-item>
                                    <text:list-item>
                                      <text:p text:style-name="P27">horizontal stretching<text:tab/>tn30s</text:p>
                                    </text:list-item>
                                    <text:list-item>
                                      <text:p text:style-name="P27">cobra stretching<text:tab/><text:tab/>tn30s</text:p>
                                    </text:list-item>
                                    <text:list-item>
                                      <text:p text:style-name="P27">egg-relax stretching<text:tab/>tn30s</text:p>
                                    </text:list-item>
                                  </text:list>
                                </text:list-item>
                              </text:list>
                            </text:list-item>
                          </text:list>
                        </text:list-item>
                      </text:list>
                    </text:list-item>
                  </text:list>
                </text:list-item>
              </text:list>
            </text:list-item>
          </text:list>
        </text:list-item>
      </text:list>
      <text:p text:style-name="P3">6.0<text:tab/><text:span text:style-name="T4">exercises 1/3<text:tab/><text:tab/><text:tab/><text:tab/><text:tab/><text:tab/><text:tab/>10min</text:span></text:p>
      <text:p text:style-name="P28"><text:span text:style-name="T29">7<text:tab/><text:tab/></text:span><text:span text:style-name="T30">chak 2x5+1x15<text:tab/><text:tab/><text:tab/><text:tab/><text:tab/><text:tab/>20min</text:span></text:p>
      <text:p text:style-name="P3">6.1<text:tab/><text:span text:style-name="T4">exercises 2/3<text:tab/><text:tab/><text:tab/><text:tab/><text:tab/><text:tab/><text:tab/>10min</text:span></text:p>
      <text:p text:style-name="P3">8<text:tab/><text:tab/><text:span text:style-name="T4">shadow boxe light<text:tab/><text:tab/><text:tab/><text:tab/><text:tab/>15min</text:span></text:p>
      <text:p text:style-name="P3">6.2<text:tab/><text:span text:style-name="T4">exercises 3/3<text:tab/><text:tab/><text:tab/><text:tab/><text:tab/><text:tab/><text:tab/>10min</text:span></text:p>
      <text:p text:style-name="P3">9<text:tab/><text:tab/><text:span text:style-name="T4">stretching+ <text:tab/><text:tab/><text:tab/><text:tab/><text:tab/><text:tab/><text:tab/>15min</text:span></text:p>
      <text:p text:style-name="P31"><text:tab/><text:tab/><text:tab/><text:tab/><text:tab/><text:tab/><text:tab/><text:tab/><text:tab/><text:tab/><text:tab/><text:tab/><text:span text:style-name="T32">2h30min</text:span></text:p>
      <text:p text:style-name="P3"/>
      <text:p text:style-name="Default_20_Text"><text:span text:style-name="T6">X<text:tab/></text:span><text:span text:style-name="T16">isometric time</text:span><text:span text:style-name="T6"><text:tab/>warming (</text:span><text:span text:style-name="T7">↑</text:span><text:span text:style-name="T6">)<text:tab/><text:tab/>05min</text:span></text:p>
      <text:p text:style-name="P3"><text:tab/><text:tab/><text:tab/><text:tab/><text:tab/><text:tab/><text:tab/>isometrics V<text:tab/><text:tab/><text:span text:style-name="T4">20min</text:span></text:p>
      <text:list text:style-name="L3">
        <text:list-item>
          <text:list>
            <text:list-item>
              <text:list>
                <text:list-item>
                  <text:list>
                    <text:list-item>
                      <text:list>
                        <text:list-item>
                          <text:list>
                            <text:list-item>
                              <text:list>
                                <text:list-item>
                                  <text:list>
                                    <text:list-item>
                                      <text:p text:style-name="P24">atlas lateral arrow<text:tab/><text:tab/>6/6x15s</text:p>
                                    </text:list-item>
                                    <text:list-item>
                                      <text:p text:style-name="P24">body frontal build<text:tab/><text:tab/>6/6x15s</text:p>
                                    </text:list-item>
                                    <text:list-item>
                                      <text:p text:style-name="P24">wall-ground bow<text:tab/><text:tab/>6/6x15s</text:p>
                                    </text:list-item>
                                    <text:list-item>
                                      <text:p text:style-name="P24">palm<text:tab/>lateral kata<text:tab/><text:tab/>6/6x15s</text:p>
                                    </text:list-item>
                                    <text:list-item>
                                      <text:p text:style-name="P24">guard karate kame<text:tab/>6/6x15s</text:p>
                                    </text:list-item>
                                  </text:list>
                                </text:list-item>
                              </text:list>
                            </text:list-item>
                          </text:list>
                        </text:list-item>
                      </text:list>
                    </text:list-item>
                  </text:list>
                </text:list-item>
              </text:list>
            </text:list-item>
          </text:list>
        </text:list-item>
      </text:list>
      <text:p text:style-name="Default_20_Text"><text:span text:style-name="T6"><text:tab/><text:tab/><text:tab/><text:tab/><text:tab/><text:tab/><text:tab/>stretching (</text:span><text:span text:style-name="T7">↑</text:span><text:span text:style-name="T6">)<text:tab/><text:tab/>10min</text:span></text:p>
      <text:p text:style-name="P3"><text:tab/><text:tab/><text:tab/><text:tab/><text:tab/><text:tab/><text:tab/><text:tab/><text:tab/><text:tab/><text:tab/><text:tab/><text:tab/><text:span text:style-name="T4">35min</text:span></text:p>
      <text:p text:style-name="P3"><text:tab/><text:tab/><text:tab/><text:tab/><text:tab/><text:tab/><text:tab/>(shower)<text:tab/><text:tab/><text:tab/><text:tab/>10min</text:p>
      <text:p text:style-name="P3"><text:tab/><text:tab/><text:tab/><text:tab/><text:tab/><text:tab/><text:tab/><text:tab/><text:tab/><text:tab/><text:tab/><text:tab/><text:tab/><text:span text:style-name="T14">45min</text:span></text:p>
      <text:p text:style-name="P33"/>
      <text:p text:style-name="P34">Bruce Lee e l'introduzione alla ginnastica isometrica</text:p>
      <text:p text:style-name="P35"/>
      <text:p text:style-name="P35">Bruce Lee riteneva fosse molto importante integrare nei suoi allenamenti esercizi isometrici. Bruce incominciò a praticare intensamente la ginnastica isometrica dalla metà alla fine degli anni Sessanta. Bruce Lee, ne venne a conoscenza da uno dei più esperti esponenti dell’allenamento isometrico: Bob Hoffman, che allenò diversi campioni di sollevamento pesi dal 1932 al 1954. La concezione di Hoffman era, semplicemente, che la forza è la più importante qualità in ogni tipo di lavoro atletico o fisico: la resistenza, la coordinazione, il controllo, l’equilibrio, il senso dello spazio e della distanza, che si ottenevano dagli esercizi di costruzione della forza. Più forza, pensava Hoffman e più si sarebbe controllata questa forza nella pratica di un particolare sport, rendendo possibile battere un’altra persona che avesse avuto meno forza.</text:p>
      <text:p text:style-name="P35"/>
      <text:p text:style-name="P35">Hoffman creò una serie di 8 esercizi di base che dovevano essere eseguiti in modo isometrico su un’attrezzatura speciale chiamata power-rack. Con le contrazioni isometriche, i muscoli esercitano la forza massima in un'unica posizione che può durare diversi secondi, a differenza di una normale esercizio di pesi, dove la parte più difficile non è ne all’inizio ne alla fine del movimento ma nella parte in mezzo, ed inoltre questa posizione viene mantenuta per pochissimi secondi (pensiamo per esempio al movimento nel eseguire un curl coi manubri).</text:p>
      <text:p text:style-name="P35"/>
      <text:p text:style-name="P35">Hoffman, sottolineò che chi si allena deve essere sicuro di esercitare continuativamente e coscientemente tutta la pressione possibile sulla sbarra fissata. Bruce Lee riteneva che fosse necessario ogni volta il massimo dello sforzo, quindi si concentrava completamente nel generare una tensione di questo tipo mentre eseguiva ogni movimento.</text:p>
      <text:p text:style-name="P35"/>
      <text:p text:style-name="P35">Nella contrazione isometrica, la resistenza viene applicata con la massima forza dai 6 ai 12 secondi. I risultati che si ottengono sono un grosso aumento della forza subito poche settimane di allenamento. Bruce Lee utilizzava oltre alla power rack, un attrezzo isometrico portatile (vedi foto) che era stato costruito da un suo allievo, Gorge Lee. Questa apparecchiatura gli consentiva di spingere, tirare, fare curl e press. (è il famoso mattone con maniglia!)</text:p>
      <text:p text:style-name="P35"/>
      <text:p text:style-name="P35">Alcuni suggerimenti per una corretta esecuzione degli esercizi isometrici sono:</text:p>
      <text:p text:style-name="P35">- Non fatene troppi! Una ripetizione di 8 esercizi è sufficiente;</text:p>
      <text:p text:style-name="P35">- Impegnatevi coscientemente a mettere il massimo dell’impegno per ciascun esercizio (durata tra i 6 e i 12 secondi);</text:p>
      <text:p text:style-name="P35">- Completare i vostri esercizi isometrici in 15-20 minuti;</text:p>
      <text:p text:style-name="P35">- Non riposate troppo fra l’esecuzione di ogni esercizio e movimento;</text:p>
      <text:p text:style-name="P35">- Tenete sempre un resoconto accurato dei vostri allenamenti e registrate i vostri progressi;</text:p>
      <text:p text:style-name="P35"/>
      <text:p text:style-name="P35">Quindi basta applicare bene il principio che quando il muscolo lavora bisogna contrarlo e rimanere fermi per 10 massimo 15 secondi. In altre parole consideriamo di fare gli esercizi come se mantenessimo un punto fermo ovvero il muscolo in contrazione. La posizione deve essere funzionale e tale da permettere la contrazione del muscolo o del gruppo che si intende allenare, senza gravare sul resto del corpo per non disperdere l'azione tonificante.</text:p>
      <text:p text:style-name="P35"/>
      <text:p text:style-name="P35">Le ripetizioni vanno da 3 a 12, in base all'esercizio e all'intensità di allenamento desiderata, in ogni caso la ginnastica isometrica ha come conseguenza una forte contrazione muscolare, e favorisce la circolazione e l'ossigenazione dei tessuti. Ecco alcuni esempi di esercizi da poter realizzare a casa:</text:p>
      <text:p text:style-name="P35"/>
      <text:p text:style-name="P35">Esercizi formulati da me per l'allenamento personale (tutto ok, ma portare la tensione a 15sec per volta e descrivere meglio gli esercizi nei particolari):</text:p>
      <text:p text:style-name="P35"/>
      <text:p text:style-name="P35">Posizione dell'Atlante: gambe non dritte, torso a 45 gradi, un braccio disteso e uno contratto, deve essere possibile passare da un lato all'altro;</text:p>
      <text:p text:style-name="P35"><text:tab/>6/6 ripetizioni per 15 secondi ognuna = 180!</text:p>
      <text:p text:style-name="P35">Posizione Body-Building: la classica posizione, muscoli contratti in tutto il corpo, braccia arrotolate a chiocciola in alto e in basso (most muscles);</text:p>
      <text:p text:style-name="P35"><text:tab/>6/6 ripetizioni con passaggio lento dall'una all'altra con contrazione interna ed esterna dei glutei, sempre 15 secondi ognuna, allora 180!</text:p>
      <text:p text:style-name="P35">Schiena alla Parete: appoggiarsi alla parete e spingere con le gambe piegate a 45 gradi in due punti, le braccia si contraggono lungo il corpo;</text:p>
      <text:p text:style-name="P35"><text:tab/>6/6 ripetizioni da alternare ad un piegamento ad uovo poggiato in avanti sulla testa con braccia che spingono indietro a torsione (sempre 15 sec)!</text:p>
      <text:p text:style-name="P35">Pugno contro Palmo: posizione eretta, premere una mano a pugno contro il palmo dell'altra che fa resistenza in direzione opposta, poi cambiare lato;</text:p>
      <text:p text:style-name="P35"><text:tab/>6/6 con un braccio a 90° (pugno) e l'altro a 45° (palmo) con l'unione delle mani proprio davanti al petto, le gambe si alternano come nell'Atlante;</text:p>
      <text:p text:style-name="P35">Posizione di Guardia: gambe leggermente divaricate, glutei contratti all'indietro, spingere con i gomiti indietro, le braccia si tengono come nel Karate;</text:p>
      <text:p text:style-name="P35"><text:tab/>6/6 come al solito, braccia che si spostano in avanti e glutei che si contraggono in avanti divaricando le gambe ruotando sulle palme dei piedi;</text:p>
      <text:p text:style-name="P35"/>
      <text:p text:style-name="P35">In questo modo, calcolando circa 3 minuti per ogni esercizio comprese le pause (mai troppo lunge) dovremmo fare tutto in circa 18 minuti (30 con il resto)</text:p>
      <text:p text:style-name="P35">AGGIORNARE con la storia della posizione delle dita (pugno,1,2,3,4,5) e cambiare la sequenza per distribuire adeguatamente lo sforzo sui gruppi muscolari!</text:p>
      <text:p text:style-name="P35"/>
      <text:p text:style-name="P35">NB con un semplice bastone (o un mollone..), non troppo lungo e spesso quanto basta per le mani dell'utilizzatore, si possono eseguire altri vari eserciz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StarSymbol" svg:font-family="StarSymbol" style:font-charset="x-symbol"/>
    <style:font-face style:name="Tahoma" svg:font-family="Tahoma" style:font-charset="x-symbol"/>
    <style:font-face style:name="Tahoma2" svg:font-family="Tahoma"/>
    <style:font-face style:name="Times New Roman1" svg:font-family="'Times New Roman'"/>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Narrow1" svg:font-family="'Arial Narrow'" style:font-family-generic="swiss" style:font-pitch="variable"/>
    <style:font-face style:name="Arial Narrow" svg:font-family="'Arial Narrow'" style:font-adornments="Normale" style:font-family-generic="swiss"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List" style:family="paragraph" style:parent-style-name="Text_20_Body_20_Single" style:class="list">
      <style:text-properties style:font-name="Times New Roman1" style:font-name-complex="Tahoma2"/>
    </style:style>
    <style:style style:name="Caption" style:family="paragraph" style:parent-style-name="Default_20_Text" style:class="extra">
      <style:paragraph-properties fo:margin-top="0.212cm" fo:margin-bottom="0.212cm" text:number-lines="false" text:line-number="0"/>
      <style:text-properties style:font-name="Times New Roman1"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Times New Roman1" style:font-name-complex="Tahoma2"/>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cm" fo:margin-bottom="0cm" fo:margin-left="1cm" fo:margin-right="1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1.2(Win32)</meta:generator>
    <!--645(Build:8693)-->
    <meta:initial-creator>lijiao</meta:initial-creator>
    <meta:creation-date>2008-05-13T13:17:29</meta:creation-date>
    <dc:creator>TheB3Rt0z</dc:creator>
    <dc:date>2011-01-07T15:24:52</dc:date>
    <dc:language>en-US</dc:language>
    <meta:editing-cycles>47</meta:editing-cycles>
    <meta:editing-duration>PT8H47M46S</meta:editing-duration>
    <meta:user-defined meta:name="Info 1"/>
    <meta:user-defined meta:name="Info 2"/>
    <meta:user-defined meta:name="Info 3"/>
    <meta:user-defined meta:name="Info 4"/>
    <meta:document-statistic meta:table-count="0" meta:image-count="0" meta:object-count="0" meta:page-count="8" meta:paragraph-count="219" meta:word-count="1482" meta:character-count="9631"/>
  </office:meta>
</office:document-meta>
</file>